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formula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Step 1: Choose </math:mtext>
          <math:msub>
            <math:mi>V</math:mi>
            <math:mi>E</math:mi>
          </math:msub>
        </math:mrow>
      </math:mtr>
      <math:mtr>
        <math:mtable>
          <math:mtr>
            <math:mtd>
              <math:msub>
                <math:mi>V</math:mi>
                <math:mtext>E</math:mtext>
              </math:msub>
            </math:mtd>
            <math:mtd>
              <math:mtext>=</math:mtext>
            </math:mtd>
            <math:mtd>
              <math:mrow>
                <math:mfrac>
                  <math:mn>1</math:mn>
                  <math:mn>2</math:mn>
                </math:mfrac>
                <math:msub>
                  <math:mi>V</math:mi>
                  <math:mtext>CC</math:mtext>
                </math:msub>
              </math:mrow>
            </math:mtd>
          </math:mtr>
          <math:mtr>
            <math:mtd>
              <math:mrow/>
            </math:mtd>
            <math:mtd>
              <math:mtext>=</math:mtext>
            </math:mtd>
            <math:mtd>
              <math:mrow>
                <math:mfrac>
                  <math:mn>1</math:mn>
                  <math:mn>2</math:mn>
                </math:mfrac>
                <math:mo math:stretchy="false">×</math:mo>
                <math:mn>7.5</math:mn>
              </math:mrow>
            </math:mtd>
          </math:mtr>
          <math:mtr>
            <math:mtd>
              <math:mrow/>
            </math:mtd>
            <math:mtd>
              <math:mtext>=</math:mtext>
            </math:mtd>
            <math:mtd>
              <math:mn>3.75V</math:mn>
            </math:mtd>
          </math:mtr>
        </math:mtable>
      </math:mtr>
      <math:mtr/>
      <math:mtr>
        <math:mrow>
          <math:mtext>Step 2: Choose </math:mtext>
          <math:msub>
            <math:mi>R</math:mi>
            <math:mtext>E</math:mtext>
          </math:msub>
        </math:mrow>
      </math:mtr>
      <math:mtr>
        <math:mrow>
          <math:msub>
            <math:mi>R</math:mi>
            <math:mtext>E</math:mtext>
          </math:msub>
          <math:mrow>
            <math:mo math:stretchy="false">=</math:mo>
          </math:mrow>
          <math:mn>7.5k</math:mn>
          <math:mo math:stretchy="false"></math:mo>
        </math:mrow>
      </math:mtr>
      <math:mtr/>
      <math:mtr>
        <math:mrow>
          <math:mtext>Step 3: Choose </math:mtext>
          <math:msub>
            <math:mi>R</math:mi>
            <math:mn>1</math:mn>
          </math:msub>
          <math:mtext> and </math:mtext>
          <math:msub>
            <math:mi>R</math:mi>
            <math:mn>2</math:mn>
          </math:msub>
        </math:mrow>
      </math:mtr>
      <math:mtr>
        <math:mtable>
          <math:mtr>
            <math:mtd>
              <math:msub>
                <math:mi>V</math:mi>
                <math:mtext>B</math:mtext>
              </math:msub>
            </math:mtd>
            <math:mtd>
              <math:mtext>=</math:mtext>
            </math:mtd>
            <math:mtd>
              <math:mrow>
                <math:msub>
                  <math:mi>V</math:mi>
                  <math:mi>E</math:mi>
                </math:msub>
                <math:mo math:stretchy="false"></math:mo>
                <math:mn>0.7</math:mn>
              </math:mrow>
            </math:mtd>
          </math:mtr>
          <math:mtr>
            <math:mtd>
              <math:mrow/>
            </math:mtd>
            <math:mtd>
              <math:mtext>=</math:mtext>
            </math:mtd>
            <math:mtd>
              <math:mn>4.35V</math:mn>
            </math:mtd>
          </math:mtr>
        </math:mtable>
      </math:mtr>
      <math:mtr>
        <math:mrow>
          <math:mtext>So, the ratio of </math:mtext>
          <math:msub>
            <math:mi>R</math:mi>
            <math:mn>1</math:mn>
          </math:msub>
          <math:mtext>to</math:mtext>
          <math:msub>
            <math:mi>R</math:mi>
            <math:mn>2</math:mn>
          </math:msub>
          <math:mtext> is 1:1.17</math:mtext>
        </math:mrow>
      </math:mtr>
      <math:mtr>
        <math:mrow>
          <math:mtext>Therefore, </math:mtext>
          <math:mrow>
            <math:msub>
              <math:mi>R</math:mi>
              <math:mn>1</math:mn>
            </math:msub>
            <math:mo math:stretchy="false">=</math:mo>
            <math:mn>120k</math:mn>
          </math:mrow>
          <math:mo math:stretchy="false"></math:mo>
          <math:mtext> and </math:mtext>
          <math:mrow>
            <math:msub>
              <math:mi>R</math:mi>
              <math:mn>2</math:mn>
            </math:msub>
            <math:mo math:stretchy="false">=</math:mo>
            <math:mn>150k</math:mn>
          </math:mrow>
          <math:mo math:stretchy="false"></math:mo>
        </math:mrow>
      </math:mtr>
      <math:mtr/>
      <math:mtr>
        <math:mrow>
          <math:mtext>Step 4: Choose </math:mtext>
          <math:msub>
            <math:mi>C</math:mi>
            <math:mi math:fontstyle="italic">C1</math:mi>
          </math:msub>
          <math:mtext> and </math:mtext>
          <math:msub>
            <math:mi>C</math:mi>
            <math:mi math:fontstyle="italic">C2</math:mi>
          </math:msub>
        </math:mrow>
      </math:mtr>
      <math:mtr>
        <math:mrow>
          <math:msub>
            <math:mi>C</math:mi>
            <math:mi math:fontstyle="italic">C1</math:mi>
          </math:msub>
          <math:mrow>
            <math:mo math:stretchy="false">=</math:mo>
          </math:mrow>
          <math:mn>0.1</math:mn>
          <math:mo math:stretchy="false"></math:mo>
          <math:mtext>F</math:mtext>
        </math:mrow>
      </math:mtr>
      <math:mtr>
        <math:mrow>
          <math:msub>
            <math:mi>C</math:mi>
            <math:mi math:fontstyle="italic">C2</math:mi>
          </math:msub>
          <math:mrow>
            <math:mo math:stretchy="false">=</math:mo>
          </math:mrow>
          <math:mn>0.1</math:mn>
          <math:mo math:stretchy="false"></math:mo>
          <math:mtext>F</math:mtext>
        </math:mrow>
      </math:mtr>
      <math:mtr/>
      <math:mtr>
        <math:mrow>
          <math:mtext>Step 5: Calculating </math:mtext>
          <math:msub>
            <math:mi>Z</math:mi>
            <math:mtext>in</math:mtext>
          </math:msub>
          <math:mtext> and </math:mtext>
          <math:msub>
            <math:mi>Z</math:mi>
            <math:mtext>out</math:mtext>
          </math:msub>
        </math:mrow>
      </math:mtr>
      <math:mtr>
        <math:mrow>
          <math:msub>
            <math:mi>R</math:mi>
            <math:mtext>out</math:mtext>
          </math:msub>
          <math:mrow>
            <math:mo math:stretchy="false">=</math:mo>
          </math:mrow>
          <math:msub>
            <math:mi>R</math:mi>
            <math:mi>o</math:mi>
          </math:msub>
          <math:mtext> // </math:mtext>
          <math:mrow>
            <math:msub>
              <math:mi>R</math:mi>
              <math:mi>E</math:mi>
            </math:msub>
            <math:mo math:stretchy="false"></math:mo>
            <math:mfrac>
              <math:msub>
                <math:mi>R</math:mi>
                <math:mtext>in</math:mtext>
              </math:msub>
              <math:mrow>
                <math:mo math:stretchy="false"></math:mo>
                <math:mo math:stretchy="false"></math:mo>
                <math:mn>1</math:mn>
              </math:mrow>
            </math:mfrac>
          </math:mrow>
        </math:mrow>
      </math:mtr>
      <math:mtr/>
      <math:mtr>
        <math:mrow>
          <math:msub>
            <math:mi>V</math:mi>
            <math:mtext>E</math:mtext>
          </math:msub>
          <math:mrow>
            <math:mo math:stretchy="false">=</math:mo>
          </math:mrow>
          <math:mrow>
            <math:mn>7.5</math:mn>
            <math:mo math:stretchy="false">−</math:mo>
            <math:mn>0.7</math:mn>
          </math:mrow>
          <math:mrow>
            <math:mo math:stretchy="false">=</math:mo>
          </math:mrow>
          <math:mn>6.8V</math:mn>
        </math:mrow>
      </math:mtr>
      <math:mtr/>
      <math:mtr>
        <math:mrow>
          <math:msub>
            <math:mi>I</math:mi>
            <math:mtext>E</math:mtext>
          </math:msub>
          <math:mrow>
            <math:mo math:stretchy="false">=</math:mo>
          </math:mrow>
          <math:mfrac>
            <math:mn>6.8V</math:mn>
            <math:mrow>
              <math:mn>7.5k</math:mn>
              <math:mo math:stretchy="false"></math:mo>
            </math:mrow>
          </math:mfrac>
          <math:mrow>
            <math:mo math:stretchy="false">≈</math:mo>
          </math:mrow>
          <math:mn>9mA</math:mn>
        </math:mrow>
      </math:mtr>
      <math:mtr/>
      <math:mtr>
        <math:mtable>
          <math:mtr>
            <math:mtd>
              <math:msub>
                <math:mi>R</math:mi>
                <math:mtext>o</math:mtext>
              </math:msub>
            </math:mtd>
            <math:mtd>
              <math:mtext>=</math:mtext>
            </math:mtd>
            <math:mtd>
              <math:mfrac>
                <math:msub>
                  <math:mi>V</math:mi>
                  <math:mtext>A</math:mtext>
                </math:msub>
                <math:msub>
                  <math:mi>I</math:mi>
                  <math:mtext>C</math:mtext>
                </math:msub>
              </math:mfrac>
            </math:mtd>
          </math:mtr>
          <math:mtr>
            <math:mtd>
              <math:mrow/>
            </math:mtd>
            <math:mtd>
              <math:mtext>=</math:mtext>
            </math:mtd>
            <math:mtd>
              <math:mfrac>
                <math:mn>3.75V</math:mn>
                <math:mn>9mA</math:mn>
              </math:mfrac>
            </math:mtd>
          </math:mtr>
          <math:mtr>
            <math:mtd>
              <math:mrow/>
            </math:mtd>
            <math:mtd>
              <math:mtext>=</math:mtext>
            </math:mtd>
            <math:mtd>
              <math:mrow>
                <math:mn>416</math:mn>
                <math:mo math:stretchy="false"></math:mo>
              </math:mrow>
            </math:mtd>
          </math:mtr>
        </math:mtable>
      </math:mtr>
      <math:mtr/>
      <math:mtr>
        <math:mtable>
          <math:mtr>
            <math:mtd>
              <math:msub>
                <math:mi>R</math:mi>
                <math:mtext>o</math:mtext>
              </math:msub>
            </math:mtd>
            <math:mtd>
              <math:mtext>=</math:mtext>
            </math:mtd>
            <math:mtd>
              <math:mfrac>
                <math:msub>
                  <math:mi>V</math:mi>
                  <math:mtext>A</math:mtext>
                </math:msub>
                <math:msub>
                  <math:mi>I</math:mi>
                  <math:mtext>C</math:mtext>
                </math:msub>
              </math:mfrac>
            </math:mtd>
          </math:mtr>
          <math:mtr>
            <math:mtd>
              <math:mrow/>
            </math:mtd>
            <math:mtd>
              <math:mtext>=</math:mtext>
            </math:mtd>
            <math:mtd>
              <math:mfrac>
                <math:mn>3.75V</math:mn>
                <math:mn>9mA</math:mn>
              </math:mfrac>
            </math:mtd>
          </math:mtr>
          <math:mtr>
            <math:mtd>
              <math:mrow/>
            </math:mtd>
            <math:mtd>
              <math:mtext>=</math:mtext>
            </math:mtd>
            <math:mtd>
              <math:mrow>
                <math:mn>416</math:mn>
                <math:mo math:stretchy="false"></math:mo>
              </math:mrow>
            </math:mtd>
          </math:mtr>
        </math:mtable>
      </math:mtr>
      <math:mtr/>
      <math:mtr>
        <math:mtable>
          <math:mtr>
            <math:mtd>
              <math:msub>
                <math:mi>R</math:mi>
                <math:mtext>E</math:mtext>
              </math:msub>
            </math:mtd>
            <math:mtd>
              <math:mtext>=</math:mtext>
            </math:mtd>
            <math:mtd>
              <math:mfrac>
                <math:msub>
                  <math:mi>V</math:mi>
                  <math:mi math:fontstyle="italic">BE</math:mi>
                </math:msub>
                <math:msub>
                  <math:mi>I</math:mi>
                  <math:mi>E</math:mi>
                </math:msub>
              </math:mfrac>
            </math:mtd>
          </math:mtr>
          <math:mtr>
            <math:mtd>
              <math:mrow/>
            </math:mtd>
            <math:mtd>
              <math:mtext>=</math:mtext>
            </math:mtd>
            <math:mtd>
              <math:mfrac>
                <math:mn>0.7V</math:mn>
                <math:mn>9mA</math:mn>
              </math:mfrac>
            </math:mtd>
          </math:mtr>
          <math:mtr>
            <math:mtd>
              <math:mrow/>
            </math:mtd>
            <math:mtd>
              <math:mtext>=</math:mtext>
            </math:mtd>
            <math:mtd>
              <math:mrow>
                <math:mn>77.8</math:mn>
                <math:mo math:stretchy="false"></math:mo>
              </math:mrow>
            </math:mtd>
          </math:mtr>
        </math:mtable>
      </math:mtr>
      <math:mtr/>
      <math:mtr>
        <math:mtable>
          <math:mtr>
            <math:mtd>
              <math:mfrac>
                <math:msub>
                  <math:mi>R</math:mi>
                  <math:mtext>in</math:mtext>
                </math:msub>
                <math:mrow>
                  <math:mo math:stretchy="false"></math:mo>
                  <math:mo math:stretchy="false"></math:mo>
                  <math:mn>1</math:mn>
                </math:mrow>
              </math:mfrac>
            </math:mtd>
            <math:mtd>
              <math:mtext>=</math:mtext>
            </math:mtd>
            <math:mtd>
              <math:mrow>
                <math:mn>13k</math:mn>
                <math:mo math:stretchy="false"></math:mo>
              </math:mrow>
            </math:mtd>
          </math:mtr>
          <math:mtr>
            <math:mtd>
              <math:mrow/>
            </math:mtd>
            <math:mtd>
              <math:mtext>=</math:mtext>
            </math:mtd>
            <math:mtd>
              <math:mfrac>
                <math:mrow>
                  <math:mn>13k</math:mn>
                  <math:mo math:stretchy="false"></math:mo>
                </math:mrow>
                <math:mrow>
                  <math:mn>406</math:mn>
                  <math:mo math:stretchy="false"></math:mo>
                  <math:mn>1</math:mn>
                </math:mrow>
              </math:mfrac>
            </math:mtd>
          </math:mtr>
          <math:mtr>
            <math:mtd>
              <math:mrow/>
            </math:mtd>
            <math:mtd>
              <math:mtext>=</math:mtext>
            </math:mtd>
            <math:mtd>
              <math:mrow>
                <math:mn>31.9</math:mn>
                <math:mo math:stretchy="false"></math:mo>
              </math:mrow>
            </math:mtd>
          </math:mtr>
        </math:mtable>
      </math:mtr>
      <math:mtr/>
      <math:mtr>
        <math:mtext>Therefore,</math:mtext>
      </math:mtr>
      <math:mtr>
        <math:mtable>
          <math:mtr>
            <math:mtd>
              <math:msub>
                <math:mi>R</math:mi>
                <math:mtext>out</math:mtext>
              </math:msub>
            </math:mtd>
            <math:mtd>
              <math:mtext>=</math:mtext>
            </math:mtd>
            <math:mtd>
              <math:mrow>
                <math:mn>416</math:mn>
                <math:mtext>//</math:mtext>
                <math:mtext>(77.8+31.9)</math:mtext>
              </math:mrow>
            </math:mtd>
          </math:mtr>
          <math:mtr>
            <math:mtd>
              <math:mrow/>
            </math:mtd>
            <math:mtd>
              <math:mtext>=</math:mtext>
            </math:mtd>
            <math:mtd>
              <math:mrow>
                <math:mn>416</math:mn>
                <math:mtext>//</math:mtext>
                <math:mfrac>
                  <math:mn>1</math:mn>
                  <math:mrow>
                    <math:mfrac>
                      <math:mn>1</math:mn>
                      <math:mn>77.8</math:mn>
                    </math:mfrac>
                    <math:mo math:stretchy="false"></math:mo>
                    <math:mfrac>
                      <math:mn>1</math:mn>
                      <math:mn>31.9</math:mn>
                    </math:mfrac>
                  </math:mrow>
                </math:mfrac>
              </math:mrow>
            </math:mtd>
          </math:mtr>
          <math:mtr>
            <math:mtd>
              <math:mrow/>
            </math:mtd>
            <math:mtd>
              <math:mtext>=</math:mtext>
            </math:mtd>
            <math:mtd>
              <math:mrow>
                <math:mn>440</math:mn>
                <math:mo math:stretchy="false"></math:mo>
              </math:mrow>
            </math:mtd>
          </math:mtr>
        </math:mtable>
      </math:mtr>
      <math:mtr/>
      <math:mtr>
        <math:mtable>
          <math:mtr>
            <math:mtd>
              <math:msub>
                <math:mi>R</math:mi>
                <math:mtext>in</math:mtext>
              </math:msub>
            </math:mtd>
            <math:mtd>
              <math:mtext>=</math:mtext>
            </math:mtd>
            <math:mtd>
              <math:mfrac>
                <math:msub>
                  <math:mi>R</math:mi>
                  <math:mn>2</math:mn>
                </math:msub>
                <math:mrow>
                  <math:msub>
                    <math:mi>R</math:mi>
                    <math:mn>2</math:mn>
                  </math:msub>
                  <math:mo math:stretchy="false"></math:mo>
                  <math:msub>
                    <math:mi>R</math:mi>
                    <math:mn>1</math:mn>
                  </math:msub>
                </math:mrow>
              </math:mfrac>
            </math:mtd>
          </math:mtr>
          <math:mtr>
            <math:mtd>
              <math:mrow/>
            </math:mtd>
            <math:mtd>
              <math:mtext>=</math:mtext>
            </math:mtd>
            <math:mtd>
              <math:mfrac>
                <math:mrow>
                  <math:mn>150k</math:mn>
                  <math:mo math:stretchy="false"></math:mo>
                </math:mrow>
                <math:mrow>
                  <math:mn>150k</math:mn>
                  <math:mrow>
                    <math:mo math:stretchy="false"></math:mo>
                    <math:mo math:stretchy="false"></math:mo>
                    <math:mn>120k</math:mn>
                  </math:mrow>
                  <math:mo math:stretchy="false"></math:mo>
                </math:mrow>
              </math:mfrac>
            </math:mtd>
          </math:mtr>
          <math:mtr>
            <math:mtd>
              <math:mrow/>
            </math:mtd>
            <math:mtd>
              <math:mtext>=</math:mtext>
            </math:mtd>
            <math:mtd>
              <math:mrow>
                <math:mn>440</math:mn>
                <math:mo math:stretchy="false"></math:mo>
              </math:mrow>
            </math:mtd>
          </math:mtr>
        </math:mtable>
      </math:mtr>
      <math:mtr/>
    </math:mtable>
    <math:annotation math:encoding="StarMath 5.0">"Step 1: Choose " V_{E} newline
matrix{V_{"E"} # "=" # {1 over 2} V_{"CC"} ## 
{} # "=" # {1 over 2} times 7.5 ##
{} # "=" # 3.75V} newline
newline


"Step 2: Choose " R_{"E"} newline
R_{"E"} `=` 7.5k%OMEGA newline
newline

"Step 3: Choose " R_{1} " and " R_{2} newline
matrix{V_{"B"} # "=" # V_{E} + 0.7 ## 
{} # "=" # 4.35V} newline
"So, the ratio of " R_{1} "to" R_{2} " is 1:1.17" newline
"Therefore, " R_{1} = 120k%OMEGA " and " R_{2} = 150k%OMEGA newline
newline

"Step 4: Choose " C_{C1} " and " C_{C2} newline
C_{C1} `=` 0.1%mu"F" newline
C_{C2} `=` 0.1%mu"F" newline
newline

"Step 5: Calculating " Z_{"in"} " and " Z_{"out"} newline
R_{"out"} `=` R_{o} " // " R_{E} + R_{"in"} over {%beta + 1} newline
newline

V_{"E"} `=` 7.5 - 0.7 `=` 6.8V newline
newline

I_{"E"} `=` 6.8V over {7.5k%OMEGA} `approx` 9mA newline
newline

matrix{R_{"o"} # "=" # V_{"A"} over I_{"C"} ## 
{} # "=" # 3.75V over 9mA ##
{} # "=" # 416%OMEGA} newline
newline

matrix{R_{"o"} # "=" # V_{"A"} over I_{"C"} ## 
{} # "=" # 3.75V over 9mA ##
{} # "=" # 416%OMEGA} newline
newline

matrix{R_{"E"} # "=" # V_{BE} over I_{E} ## 
{} # "=" # 0.7V over 9mA ##
{} # "=" # 77.8%OMEGA} newline
newline

MATRIX{R_{"in"} over {%beta + 1} # "=" # 13k%OMEGA ##
{} # "=" # {13k%OMEGA} over {406 + 1} ##
{} # "=" # 31.9%OMEGA} newline
newline

"Therefore," newline
matrix{R_{"out"} # "=" # 416 `"//"` "(77.8+31.9)" ## 
{} # "=" # 416 `"//"` 1 over {{1 over 77.8} + {1 over 31.9}} ##
{} # "=" # 440%OMEGA} newline
newline

matrix{R_{"in"} # "=" # R_{2} over {R_{2} + R_{1}} ## 
{} # "=" # {150k%OMEGA} over {150k%OMEGA + 120k%OMEGA} ##
{} # "=" # 440%OMEGA} newline
newline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5$Win32 OpenOffice.org_project/680m125$Build-8947</meta:generator>
    <meta:creation-date>2005-10-01T14:52:37</meta:creation-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